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58" calcext:value-type="float">
            <text:p>1558</text:p>
          </table:table-cell>
          <table:table-cell table:style-name="ce7" table:formula="of:=COUNTIF([.B7:.B999998];&quot;X&quot;)" office:value-type="float" office:value="1359" calcext:value-type="float">
            <text:p>1359</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62" calcext:value-type="float">
            <text:p>16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3" table:number-rows-repeated="104701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9">00/00/0000</text:date>, <text:time style:data-style-name="N2" text:time-value="23:02:41.3149169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19T23:03:26.200836065</dc:date>
    <meta:editing-duration>P1DT15H59M46S</meta:editing-duration>
    <meta:editing-cycles>1556</meta:editing-cycles>
    <meta:document-statistic meta:table-count="1" meta:cell-count="9415" meta:object-count="0"/>
  </office:meta>
</office:document-meta>
</file>